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IONAL ASSEMBLY</text:p>
      <text:p text:style-name="P2">OFFICIAL REPORT</text:p>
      <text:p text:style-name="P3"><text:text-input text:description="debaterecord_official_date">1980-01-01</text:text-input></text:p>
      <text:p text:style-name="P3">The House met at <text:text-input text:description="debaterecord_hansard_time">12:00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ffff66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4c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8-29T00:30:14</meta:creation-date>
    <dc:creator>Ashok Hariharan</dc:creator>
    <dc:date>2007-08-29T10:38:59</dc:date>
    <dc:language>en-US</dc:language>
    <meta:editing-cycles>3</meta:editing-cycles>
    <meta:editing-duration>PT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0" meta:character-count="64"/>
  </office:meta>
</office:document-meta>
</file>